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LI USB-Interface Pulsewidth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mit Characteristic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anded Width / µs</text:p>
          </table:table-cell>
          <table:table-cell/>
          <table:table-cell office:value-type="string" calcext:value-type="string">
            <text:p>Measured Width / µs</text:p>
          </table:table-cell>
          <table:table-cell office:value-type="string" calcext:value-type="string">
            <text:p>Regression</text:p>
          </table:table-cell>
          <table:table-cell/>
          <table:table-cell office:value-type="string" calcext:value-type="string">
            <text:p>Loopb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number-columns-repeated="3"/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6])" office:value-type="string" office:string-value="64" calcext:value-type="string">
            <text:p>64</text:p>
          </table:table-cell>
          <table:table-cell office:value-type="float" office:value="125" calcext:value-type="float">
            <text:p>125</text:p>
          </table:table-cell>
          <table:table-cell table:formula="of:=[.A6]*[.$C$17]+[.$C$18]" office:value-type="float" office:value="124.747391418176" calcext:value-type="float">
            <text:p>124.747391418176</text:p>
          </table:table-cell>
          <table:table-cell/>
          <table:table-cell office:value-type="string" calcext:value-type="string">
            <text:p>6a00</text:p>
          </table:table-cell>
          <table:table-cell table:formula="of:=HEX2DEC([.F6])/256"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7])" office:value-type="string" office:string-value="32" calcext:value-type="string">
            <text:p>32</text:p>
          </table:table-cell>
          <table:table-cell office:value-type="float" office:value="75.4" calcext:value-type="float">
            <text:p>75.4</text:p>
          </table:table-cell>
          <table:table-cell table:formula="of:=[.A7]*[.$C$17]+[.$C$18]" office:value-type="float" office:value="74.8904798045765" calcext:value-type="float">
            <text:p>74.8904798045765</text:p>
          </table:table-cell>
          <table:table-cell/>
          <table:table-cell office:value-type="float" office:value="3800" calcext:value-type="float">
            <text:p>3800</text:p>
          </table:table-cell>
          <table:table-cell table:formula="of:=HEX2DEC([.F7])/256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DEC2HEX([.A8])" office:value-type="string" office:string-value="C8" calcext:value-type="string">
            <text:p>C8</text:p>
          </table:table-cell>
          <table:table-cell office:value-type="float" office:value="224" calcext:value-type="float">
            <text:p>224</text:p>
          </table:table-cell>
          <table:table-cell table:formula="of:=[.A8]*[.$C$17]+[.$C$18]" office:value-type="float" office:value="224.461214645375" calcext:value-type="float">
            <text:p>224.461214645375</text:p>
          </table:table-cell>
          <table:table-cell/>
          <table:table-cell office:value-type="string" calcext:value-type="string">
            <text:p>cf00</text:p>
          </table:table-cell>
          <table:table-cell table:formula="of:=HEX2DEC([.F8])/256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DEC2HEX([.A9])" office:value-type="string" office:string-value="96" calcext:value-type="string">
            <text:p>96</text:p>
          </table:table-cell>
          <table:table-cell office:value-type="float" office:value="174" calcext:value-type="float">
            <text:p>174</text:p>
          </table:table-cell>
          <table:table-cell table:formula="of:=[.A9]*[.$C$17]+[.$C$18]" office:value-type="float" office:value="174.604303031776" calcext:value-type="float">
            <text:p>174.604303031776</text:p>
          </table:table-cell>
          <table:table-cell/>
          <table:table-cell office:value-type="string" calcext:value-type="string">
            <text:p>9c00</text:p>
          </table:table-cell>
          <table:table-cell table:formula="of:=HEX2DEC([.F9])/256"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HEX([.A10])" office:value-type="string" office:string-value="80" calcext:value-type="string">
            <text:p>80</text:p>
          </table:table-cell>
          <table:table-cell office:value-type="float" office:value="152" calcext:value-type="float">
            <text:p>152</text:p>
          </table:table-cell>
          <table:table-cell table:formula="of:=[.A10]*[.$C$17]+[.$C$18]" office:value-type="float" office:value="152.667261921792" calcext:value-type="float">
            <text:p>152.667261921792</text:p>
          </table:table-cell>
          <table:table-cell/>
          <table:table-cell office:value-type="float" office:value="8600" calcext:value-type="float">
            <text:p>8600</text:p>
          </table:table-cell>
          <table:table-cell table:formula="of:=HEX2DEC([.F10])/256"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DEC2HEX([.A11])" office:value-type="string" office:string-value="FA" calcext:value-type="string">
            <text:p>FA</text:p>
          </table:table-cell>
          <table:table-cell office:value-type="float" office:value="274" calcext:value-type="float">
            <text:p>274</text:p>
          </table:table-cell>
          <table:table-cell table:formula="of:=[.A11]*[.$C$17]+[.$C$18]" office:value-type="float" office:value="274.318126258975" calcext:value-type="float">
            <text:p>274.318126258975</text:p>
          </table:table-cell>
          <table:table-cell/>
          <table:table-cell office:value-type="float" office:value="10100" calcext:value-type="float">
            <text:p>10100</text:p>
          </table:table-cell>
          <table:table-cell table:formula="of:=HEX2DEC([.F11])/256"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DEC2HEX([.A12])" office:value-type="string" office:string-value="12C" calcext:value-type="string">
            <text:p>12C</text:p>
          </table:table-cell>
          <table:table-cell office:value-type="float" office:value="324" calcext:value-type="float">
            <text:p>324</text:p>
          </table:table-cell>
          <table:table-cell table:formula="of:=[.A12]*[.$C$17]+[.$C$18]" office:value-type="float" office:value="324.175037872574" calcext:value-type="float">
            <text:p>324.175037872574</text:p>
          </table:table-cell>
          <table:table-cell/>
          <table:table-cell office:value-type="float" office:value="13200" calcext:value-type="float">
            <text:p>13200</text:p>
          </table:table-cell>
          <table:table-cell table:formula="of:=HEX2DEC([.F12])/256"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DEC2HEX([.A13])" office:value-type="string" office:string-value="113" calcext:value-type="string">
            <text:p>113</text:p>
          </table:table-cell>
          <table:table-cell office:value-type="float" office:value="300" calcext:value-type="float">
            <text:p>300</text:p>
          </table:table-cell>
          <table:table-cell table:formula="of:=[.A13]*[.$C$17]+[.$C$18]" office:value-type="float" office:value="299.246582065774" calcext:value-type="float">
            <text:p>299.246582065774</text:p>
          </table:table-cell>
          <table:table-cell/>
          <table:table-cell office:value-type="string" calcext:value-type="string">
            <text:p>11a00</text:p>
          </table:table-cell>
          <table:table-cell table:formula="of:=HEX2DEC([.F13])/256"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DEC2HEX([.A14])" office:value-type="string" office:string-value="406" calcext:value-type="string">
            <text:p>406</text:p>
          </table:table-cell>
          <table:table-cell office:value-type="float" office:value="1052" calcext:value-type="float">
            <text:p>1052</text:p>
          </table:table-cell>
          <table:table-cell table:formula="of:=[.A14]*[.$C$17]+[.$C$18]" office:value-type="float" office:value="1052.08594743113" calcext:value-type="float">
            <text:p>1052.08594743113</text:p>
          </table:table-cell>
          <table:table-cell/>
          <table:table-cell office:value-type="string" calcext:value-type="string">
            <text:p>40d00</text:p>
          </table:table-cell>
          <table:table-cell table:formula="of:=HEX2DEC([.F14])/256" office:value-type="float" office:value="1037" calcext:value-type="float">
            <text:p>1037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DEC2HEX([.A15])" office:value-type="string" office:string-value="122" calcext:value-type="string">
            <text:p>122</text:p>
          </table:table-cell>
          <table:table-cell office:value-type="float" office:value="315" calcext:value-type="float">
            <text:p>315</text:p>
          </table:table-cell>
          <table:table-cell table:formula="of:=[.A15]*[.$C$17]+[.$C$18]" office:value-type="float" office:value="314.203655549854" calcext:value-type="float">
            <text:p>314.203655549854</text:p>
          </table:table-cell>
          <table:table-cell/>
          <table:table-cell office:value-type="float" office:value="12900" calcext:value-type="float">
            <text:p>12900</text:p>
          </table:table-cell>
          <table:table-cell table:formula="of:=HEX2DEC([.F15])/256" office:value-type="float" office:value="297" calcext:value-type="float">
            <text:p>297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formula="of:=SLOPE([.C$6:.C$15];[.A$6:.A$15])" office:value-type="float" office:value="0.997138232271991" calcext:value-type="float">
            <text:p>0.997138232271991</text:p>
          </table:table-cell>
          <table:table-cell table:number-columns-repeated="2"/>
          <table:table-cell office:value-type="string" calcext:value-type="string">
            <text:p>Slope</text:p>
          </table:table-cell>
          <table:table-cell table:formula="of:=SLOPE([.G6:.G15];[.C6:.C15])" office:value-type="float" office:value="1.00381651125818" calcext:value-type="float">
            <text:p>1.003816511258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sect</text:p>
          </table:table-cell>
          <table:table-cell table:formula="of:=INTERCEPT([.C$6:.C$15];[.A$6:.A$15])" office:value-type="float" office:value="25.033568190977" calcext:value-type="float">
            <text:p>25.033568190977</text:p>
          </table:table-cell>
          <table:table-cell table:formula="of:=ROUND([.C18])" office:value-type="float" office:value="25" calcext:value-type="float">
            <text:p>25</text:p>
          </table:table-cell>
          <table:table-cell/>
          <table:table-cell office:value-type="string" calcext:value-type="string">
            <text:p>Intersect</text:p>
          </table:table-cell>
          <table:table-cell table:formula="of:=INTERCEPT([.G6:.G15];[.C6:.C15])" office:value-type="float" office:value="-18.890830804793" calcext:value-type="float">
            <text:p>-18.890830804793</text:p>
          </table:table-cell>
          <table:table-cell table:formula="of:=ROUND([.G18])" office:value-type="float" office:value="-19" calcext:value-type="float">
            <text:p>-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0:42:22.469474218</meta:creation-date>
    <dc:date>2023-10-06T20:54:07.969384350</dc:date>
    <meta:editing-duration>PT9H39M55S</meta:editing-duration>
    <meta:editing-cycles>1</meta:editing-cycles>
    <meta:document-statistic meta:table-count="1" meta:cell-count="80" meta:object-count="0"/>
    <meta:generator>LibreOffice/7.3.7.2$Linux_X86_64 LibreOffice_project/30$Build-2</meta:generator>
  </office:meta>
</office:document-meta>
</file>